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49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Grading students’ work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0:06Z</meta:creation-date>
    <dc:date>2021-08-10T23:50:06Z</dc:date>
    <meta:user-defined meta:name="date" meta:value-type="string">August  10, 2021 (07:49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